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116b" officeooo:paragraph-rsid="0027462a"/>
    </style:style>
    <style:style style:name="P2" style:family="paragraph" style:parent-style-name="Text_20_body">
      <style:text-properties officeooo:rsid="0027116b" officeooo:paragraph-rsid="00286284"/>
    </style:style>
    <style:style style:name="P3" style:family="paragraph" style:parent-style-name="Heading_20_1" style:master-page-name="Right_20_Page">
      <style:paragraph-properties style:page-number="auto"/>
      <style:text-properties officeooo:rsid="0027116b" officeooo:paragraph-rsid="0027462a"/>
    </style:style>
    <style:style style:name="P4" style:family="paragraph" style:parent-style-name="Heading_20_3">
      <style:text-properties officeooo:paragraph-rsid="0027462a"/>
    </style:style>
    <style:style style:name="P5" style:family="paragraph" style:parent-style-name="Heading_20_3">
      <style:text-properties officeooo:rsid="0027116b" officeooo:paragraph-rsid="0027462a"/>
    </style:style>
    <style:style style:name="T1" style:family="text">
      <style:text-properties officeooo:rsid="0027116b"/>
    </style:style>
    <style:style style:name="T2" style:family="text">
      <style:text-properties officeooo:rsid="0025665b"/>
    </style:style>
    <style:style style:name="T3" style:family="text">
      <style:text-properties officeooo:rsid="002862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ngel Mine</text:h>
      <text:p text:style-name="Heading_20_2">(<text:span text:style-name="T2">Cowboy Junkies</text:span>)</text:p>
      <text:p text:style-name="P5">[INTRO]</text:p>
      <text:p text:style-name="P1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4">[VERSE 1]</text:p>
      <text:p text:style-name="P1"><text:s text:c="3"/><text:span text:style-name="T3">G</text:span> <text:s text:c="31"/><text:span text:style-name="T3">E</text:span>m <text:s/></text:p>
      <text:p text:style-name="P1">He searched for those wings that he knew</text:p>
      <text:p text:style-name="P1"><text:s text:c="23"/><text:span text:style-name="T3">B</text:span>m </text:p>
      <text:p text:style-name="P1">that this angel should have at her back.</text:p>
      <text:p text:style-name="P1"><text:s text:c="4"/><text:span text:style-name="T3">C</text:span></text:p>
      <text:p text:style-name="P1">And although he can't find them</text:p>
      <text:p text:style-name="P1"><text:s text:c="3"/><text:span text:style-name="T3">G</text:span> </text:p>
      <text:p text:style-name="P1">he really don't mind </text:p>
      <text:p text:style-name="P1"><text:s text:c="11"/><text:span text:style-name="T3">D</text:span></text:p>
      <text:p text:style-name="P1">because he knows they'll grow back. </text:p>
      <text:p text:style-name="P1"><text:s text:c="7"/><text:span text:style-name="T3">G</text:span> <text:s text:c="25"/><text:span text:style-name="T3">E</text:span>m <text:s text:c="2"/></text:p>
      <text:p text:style-name="P1">And he reached for that halo that he knows</text:p>
      <text:p text:style-name="P1"><text:s text:c="18"/><text:span text:style-name="T3">B</text:span>m <text:s/></text:p>
      <text:p text:style-name="P1">that she had when she first caught his eye.</text:p>
      <text:p text:style-name="P1"><text:s text:c="13"/><text:span text:style-name="T3">C</text:span> <text:s/></text:p>
      <text:p text:style-name="P1">Although his hand came back empty</text:p>
      <text:p text:style-name="P1"><text:s text:c="5"/><text:span text:style-name="T3">G</text:span> <text:s/></text:p>
      <text:p text:style-name="P1">he's really not worried </text:p>
      <text:p text:style-name="P1"><text:s text:c="11"/><text:span text:style-name="T3">D</text:span> </text:p>
      <text:p text:style-name="P1">because he knows it still shines. </text:p>
      <text:p text:style-name="P4"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1"><text:s text:c="9"/><text:span text:style-name="T3">C</text:span> <text:s text:c="16"/><text:span text:style-name="T3">D</text:span> <text:s/></text:p>
      <text:p text:style-name="P1">but I'll never betray your trust </text:p>
      <text:p text:style-name="P1"><text:s text:c="6"/><text:span text:style-name="T3">G</text:span></text:p>
      <text:p text:style-name="P1">angel mine.</text:p>
      <text:p text:style-name="P4"><text:soft-page-break/>[VERSE 2]</text:p>
      <text:p text:style-name="P1"><text:s text:c="2"/><text:span text:style-name="T3">G</text:span> <text:s text:c="25"/><text:span text:style-name="T3">E</text:span>m <text:s text:c="2"/></text:p>
      <text:p text:style-name="P1">I search all the time on the ground </text:p>
      <text:p text:style-name="P1"><text:s text:c="16"/><text:span text:style-name="T3">B</text:span>m <text:s/></text:p>
      <text:p text:style-name="P1">for our shadows cast side by side.</text:p>
      <text:p text:style-name="P1"><text:span text:style-name="T3">C</text:span> <text:s text:c="23"/><text:span text:style-name="T3">G</text:span> </text:p>
      <text:p text:style-name="P1">Just to remind me that I haven't gone crazy</text:p>
      <text:p text:style-name="P1"><text:s text:c="23"/><text:span text:style-name="T3">D</text:span> </text:p>
      <text:p text:style-name="P1">that you exist and are mine</text:p>
      <text:p text:style-name="P1"><text:s text:c="6"/><text:span text:style-name="T3">G</text:span> <text:s text:c="20"/></text:p>
      <text:p text:style-name="P1">And I know that your skin is</text:p>
      <text:p text:style-name="P1"><text:s text:c="3"/><text:span text:style-name="T3">E</text:span>m <text:s text:c="2"/></text:p>
      <text:p text:style-name="P1">as warm and as real <text:s/></text:p>
      <text:p text:style-name="P1"><text:s text:c="8"/><text:span text:style-name="T3">B</text:span>m <text:s/></text:p>
      <text:p text:style-name="P1">as that smile in your eyes.</text:p>
      <text:p text:style-name="P1"><text:s text:c="6"/><text:span text:style-name="T3">C</text:span> <text:s text:c="24"/><text:span text:style-name="T3">G</text:span> </text:p>
      <text:p text:style-name="P1">But I have to keep touching and smelling </text:p>
      <text:p text:style-name="P1"><text:s text:c="16"/><text:span text:style-name="T3">D</text:span> </text:p>
      <text:p text:style-name="P1">and tasting for fear it's all lies. </text:p>
      <text:p text:style-name="P4"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1"><text:s text:c="9"/><text:span text:style-name="T3">C</text:span> <text:s text:c="16"/><text:span text:style-name="T3">D</text:span> <text:s/></text:p>
      <text:p text:style-name="P1">but I'll never betray your trust </text:p>
      <text:p text:style-name="P1"><text:s text:c="6"/><text:span text:style-name="T3">G</text:span> <text:s/></text:p>
      <text:p text:style-name="P1">angel mine.</text:p>
      <text:p text:style-name="P4">[<text:span text:style-name="T1">BRIDGE</text:span>]</text:p>
      <text:p text:style-name="P1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1"/>
      <text:p text:style-name="P1"/>
      <text:p text:style-name="P1"/>
      <text:p text:style-name="P1"/>
      <text:p text:style-name="P1"/>
      <text:p text:style-name="P4"><text:soft-page-break/>[VERSE 3]</text:p>
      <text:p text:style-name="P1"><text:s text:c="5"/><text:span text:style-name="T3">G</text:span> <text:s text:c="21"/><text:span text:style-name="T3">E</text:span>m <text:s text:c="2"/></text:p>
      <text:p text:style-name="P1">Last night I awoke from the deepest of sleeps</text:p>
      <text:p text:style-name="P1"><text:s text:c="10"/><text:span text:style-name="T3">B</text:span>m <text:s/></text:p>
      <text:p text:style-name="P1">with your voice in my head.</text:p>
      <text:p text:style-name="P1"><text:s text:c="12"/><text:span text:style-name="T3">C</text:span> <text:s/></text:p>
      <text:p text:style-name="P1">And I could tell by your breathing</text:p>
      <text:p text:style-name="P1"><text:s text:c="5"/><text:span text:style-name="T3">G</text:span> <text:s/></text:p>
      <text:p text:style-name="P1">that you were still sleeping </text:p>
      <text:p text:style-name="P1"><text:s text:c="4"/><text:span text:style-name="T3">D</text:span> </text:p>
      <text:p text:style-name="P1">I repeated the words that you had said. </text:p>
      <text:p text:style-name="P4"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1"><text:s text:c="9"/><text:span text:style-name="T3">C</text:span> <text:s text:c="16"/><text:span text:style-name="T3">D</text:span> <text:s/></text:p>
      <text:p text:style-name="P1">but I'll never betray your trust </text:p>
      <text:p text:style-name="P1"><text:s text:c="6"/><text:span text:style-name="T3">G</text:span> <text:s/></text:p>
      <text:p text:style-name="P1">angel mine.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1"><text:s text:c="9"/><text:span text:style-name="T3">C</text:span> <text:s text:c="16"/><text:span text:style-name="T3">D</text:span> <text:s/></text:p>
      <text:p text:style-name="P1">but I'll never betray your trust </text:p>
      <text:p text:style-name="P1"><text:s text:c="6"/><text:span text:style-name="T3">G</text:span> <text:s/></text:p>
      <text:p text:style-name="P1">angel mine.</text:p>
      <text:p text:style-name="P4">[OUTRO]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3M20S</meta:editing-duration>
    <meta:editing-cycles>28</meta:editing-cycles>
    <meta:generator>LibreOffice/5.2.7.2$Linux_X86_64 LibreOffice_project/20m0$Build-2</meta:generator>
    <dc:title>Lyrics + Chords</dc:title>
    <dc:date>2017-10-14T07:57:32.430121269</dc:date>
    <meta:print-date>2017-04-03T12:23:29.985893000</meta:print-date>
    <meta:document-statistic meta:table-count="0" meta:image-count="0" meta:object-count="0" meta:page-count="3" meta:paragraph-count="96" meta:word-count="360" meta:character-count="2396" meta:non-whitespace-character-count="127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